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thon Project Ideas (Beginner, Intermediate, Advanced)</text:p>
      <text:h text:style-name="Heading_20_1" text:outline-level="1">Beginner Projects</text:h>
      <text:h text:style-name="Heading_20_2" text:outline-level="2">To-Do List App (Command-Line Based)</text:h>
      <text:p text:style-name="Standard">Create a simple to-do list where users can add, view, and delete tasks.</text:p>
      <text:list text:style-name="WWNum1">
        <text:list-item>
          <text:p text:style-name="P1">Skills You’ll Learn:</text:p>
        </text:list-item>
        <text:list-item>
          <text:p text:style-name="P1">- File handling (open, write, read)</text:p>
        </text:list-item>
        <text:list-item>
          <text:p text:style-name="P1">- Lists and dictionaries</text:p>
        </text:list-item>
        <text:list-item>
          <text:p text:style-name="P1">- Conditional statements and loops</text:p>
        </text:list-item>
      </text:list>
      <text:h text:style-name="Heading_20_2" text:outline-level="2">Number Guessing Game✅</text:h>
      <text:p text:style-name="Standard">A fun game where the computer selects a random number and the user tries to guess it.</text:p>
      <text:list text:continue-numbering="true" text:style-name="WWNum1">
        <text:list-item>
          <text:p text:style-name="P1">Skills You’ll Learn:</text:p>
        </text:list-item>
        <text:list-item>
          <text:p text:style-name="P1">- random module</text:p>
        </text:list-item>
        <text:list-item>
          <text:p text:style-name="P1">- Loops (while)</text:p>
        </text:list-item>
        <text:list-item>
          <text:p text:style-name="P1">- User input and conditionals</text:p>
        </text:list-item>
      </text:list>
      <text:h text:style-name="Heading_20_2" text:outline-level="2">Simple Calculator✅</text:h>
      <text:p text:style-name="Standard">A basic calculator that performs addition, subtraction, multiplication, and division.</text:p>
      <text:list text:continue-numbering="true" text:style-name="WWNum1">
        <text:list-item>
          <text:p text:style-name="P1">Skills You’ll Learn:</text:p>
        </text:list-item>
        <text:list-item>
          <text:p text:style-name="P1">- Functions</text:p>
        </text:list-item>
        <text:list-item>
          <text:p text:style-name="P1">- Input validation</text:p>
        </text:list-item>
        <text:list-item>
          <text:p text:style-name="P1">- Loop and conditionals</text:p>
        </text:list-item>
      </text:list>
      <text:h text:style-name="Heading_20_2" text:outline-level="2">Quiz App</text:h>
      <text:p text:style-name="Standard">A program that asks the user multiple-choice questions and gives a score at the end.</text:p>
      <text:list text:continue-numbering="true" text:style-name="WWNum1">
        <text:list-item>
          <text:p text:style-name="P1">Skills You’ll Learn:</text:p>
        </text:list-item>
        <text:list-item>
          <text:p text:style-name="P1">- Dictionaries or lists for questions</text:p>
        </text:list-item>
        <text:list-item>
          <text:p text:style-name="P1">- Functions</text:p>
        </text:list-item>
        <text:list-item>
          <text:p text:style-name="P1">- Loops and conditionals</text:p>
        </text:list-item>
      </text:list>
      <text:h text:style-name="Heading_20_2" text:outline-level="2">Password Generator</text:h>
      <text:p text:style-name="Standard">A tool that generates a random password of a specified length.</text:p>
      <text:list text:continue-numbering="true" text:style-name="WWNum1">
        <text:list-item>
          <text:p text:style-name="P1">Skills You’ll Learn:</text:p>
        </text:list-item>
        <text:list-item>
          <text:p text:style-name="P1"><text:soft-page-break/>- random and string modules</text:p>
        </text:list-item>
        <text:list-item>
          <text:p text:style-name="P1">- Loops</text:p>
        </text:list-item>
        <text:list-item>
          <text:p text:style-name="P1">- String manipulation</text:p>
        </text:list-item>
      </text:list>
      <text:h text:style-name="Heading_20_1" text:outline-level="1">Intermediate Projects</text:h>
      <text:h text:style-name="Heading_20_2" text:outline-level="2">Weather App (API-based)</text:h>
      <text:p text:style-name="Standard">Fetch live weather data from an API like OpenWeatherMap.</text:p>
      <text:list text:continue-numbering="true" text:style-name="WWNum1">
        <text:list-item>
          <text:p text:style-name="P1">Skills You’ll Learn:</text:p>
        </text:list-item>
        <text:list-item>
          <text:p text:style-name="P1">- requests module</text:p>
        </text:list-item>
        <text:list-item>
          <text:p text:style-name="P1">- JSON parsing</text:p>
        </text:list-item>
        <text:list-item>
          <text:p text:style-name="P1">- API key usage</text:p>
        </text:list-item>
      </text:list>
      <text:h text:style-name="Heading_20_2" text:outline-level="2">Personal Budget Tracker</text:h>
      <text:p text:style-name="Standard">Track expenses and income, categorize them, and calculate balance.</text:p>
      <text:list text:continue-numbering="true" text:style-name="WWNum1">
        <text:list-item>
          <text:p text:style-name="P1">Skills You’ll Learn:</text:p>
        </text:list-item>
        <text:list-item>
          <text:p text:style-name="P1">- File I/O (CSV or JSON)</text:p>
        </text:list-item>
        <text:list-item>
          <text:p text:style-name="P1">- Dictionaries &amp; data validation</text:p>
        </text:list-item>
        <text:list-item>
          <text:p text:style-name="P1">- pandas for optional data handling</text:p>
        </text:list-item>
      </text:list>
      <text:h text:style-name="Heading_20_2" text:outline-level="2">Image Converter (JPG ↔ PNG)</text:h>
      <text:p text:style-name="Standard">Convert image formats using a GUI.</text:p>
      <text:list text:continue-numbering="true" text:style-name="WWNum1">
        <text:list-item>
          <text:p text:style-name="P1">Skills You’ll Learn:</text:p>
        </text:list-item>
        <text:list-item>
          <text:p text:style-name="P1">- PIL or Pillow library</text:p>
        </text:list-item>
        <text:list-item>
          <text:p text:style-name="P1">- File handling</text:p>
        </text:list-item>
        <text:list-item>
          <text:p text:style-name="P1">- tkinter for basic GUI</text:p>
        </text:list-item>
      </text:list>
      <text:h text:style-name="Heading_20_2" text:outline-level="2">Pomodoro Timer</text:h>
      <text:p text:style-name="Standard">A timer that helps manage productivity using the Pomodoro technique.</text:p>
      <text:list text:continue-numbering="true" text:style-name="WWNum1">
        <text:list-item>
          <text:p text:style-name="P1">Skills You’ll Learn:</text:p>
        </text:list-item>
        <text:list-item>
          <text:p text:style-name="P1">- Time manipulation with time or datetime</text:p>
        </text:list-item>
        <text:list-item>
          <text:p text:style-name="P1">- GUI with tkinter</text:p>
        </text:list-item>
        <text:list-item>
          <text:p text:style-name="P1">- Sound or notifications (optional)</text:p>
        </text:list-item>
      </text:list>
      <text:h text:style-name="Heading_20_2" text:outline-level="2">Markdown to HTML Converter</text:h>
      <text:p text:style-name="Standard">Convert .md files into valid HTML.</text:p>
      <text:list text:continue-numbering="true" text:style-name="WWNum1">
        <text:list-item>
          <text:p text:style-name="P1">Skills You’ll Learn:</text:p>
        </text:list-item>
        <text:list-item>
          <text:p text:style-name="P1">- File reading/writing</text:p>
        </text:list-item>
        <text:list-item>
          <text:p text:style-name="P1">- Regex (optional)</text:p>
        </text:list-item>
        <text:list-item>
          <text:p text:style-name="P1"><text:soft-page-break/>- String manipulation</text:p>
        </text:list-item>
      </text:list>
      <text:h text:style-name="Heading_20_1" text:outline-level="1">Advanced Projects</text:h>
      <text:h text:style-name="Heading_20_2" text:outline-level="2">Chat Application (Local or Socket-Based)</text:h>
      <text:p text:style-name="Standard">A simple client-server chat app using sockets.</text:p>
      <text:list text:continue-numbering="true" text:style-name="WWNum1">
        <text:list-item>
          <text:p text:style-name="P1">Skills You’ll Learn:</text:p>
        </text:list-item>
        <text:list-item>
          <text:p text:style-name="P1">- socket module</text:p>
        </text:list-item>
        <text:list-item>
          <text:p text:style-name="P1">- threading</text:p>
        </text:list-item>
        <text:list-item>
          <text:p text:style-name="P1">- Network communication</text:p>
        </text:list-item>
      </text:list>
      <text:h text:style-name="Heading_20_2" text:outline-level="2">File Organizer</text:h>
      <text:p text:style-name="Standard">Automatically organizes files in a directory by type.</text:p>
      <text:list text:continue-numbering="true" text:style-name="WWNum1">
        <text:list-item>
          <text:p text:style-name="P1">Skills You’ll Learn:</text:p>
        </text:list-item>
        <text:list-item>
          <text:p text:style-name="P1">- os, shutil, and pathlib</text:p>
        </text:list-item>
        <text:list-item>
          <text:p text:style-name="P1">- Regex for file types</text:p>
        </text:list-item>
        <text:list-item>
          <text:p text:style-name="P1">- Automation logic</text:p>
        </text:list-item>
      </text:list>
      <text:h text:style-name="Heading_20_2" text:outline-level="2">Portfolio Website with Flask or Django</text:h>
      <text:p text:style-name="Standard">A personal website to showcase your projects.</text:p>
      <text:list text:continue-numbering="true" text:style-name="WWNum1">
        <text:list-item>
          <text:p text:style-name="P1">Skills You’ll Learn:</text:p>
        </text:list-item>
        <text:list-item>
          <text:p text:style-name="P1">- Web frameworks (Flask or Django)</text:p>
        </text:list-item>
        <text:list-item>
          <text:p text:style-name="P1">- Routing, templating</text:p>
        </text:list-item>
        <text:list-item>
          <text:p text:style-name="P1">- Hosting (optional)</text:p>
        </text:list-item>
      </text:list>
      <text:h text:style-name="Heading_20_2" text:outline-level="2">Face Detection App</text:h>
      <text:p text:style-name="Standard">Detect and mark faces in photos or webcam.</text:p>
      <text:list text:continue-numbering="true" text:style-name="WWNum1">
        <text:list-item>
          <text:p text:style-name="P1">Skills You’ll Learn:</text:p>
        </text:list-item>
        <text:list-item>
          <text:p text:style-name="P1">- OpenCV</text:p>
        </text:list-item>
        <text:list-item>
          <text:p text:style-name="P1">- Image processing</text:p>
        </text:list-item>
        <text:list-item>
          <text:p text:style-name="P1">- Real-time webcam access (optional)</text:p>
        </text:list-item>
      </text:list>
      <text:h text:style-name="Heading_20_2" text:outline-level="2">Custom Web Scraper + Excel Report</text:h>
      <text:p text:style-name="Standard">Scrape data from a website and save it in Excel format.</text:p>
      <text:list text:continue-numbering="true" text:style-name="WWNum1">
        <text:list-item>
          <text:p text:style-name="P1">Skills You’ll Learn:</text:p>
        </text:list-item>
        <text:list-item>
          <text:p text:style-name="P1">- BeautifulSoup or Scrapy</text:p>
        </text:list-item>
        <text:list-item>
          <text:p text:style-name="P1">- requests</text:p>
        </text:list-item>
        <text:list-item>
          <text:p text:style-name="P1">- openpyxl or pand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8-28T17:22:24.668265600</dc:date>
    <meta:editing-duration>PT13M56S</meta:editing-duration>
    <meta:generator>LibreOffice/25.2.5.2$Windows_X86_64 LibreOffice_project/03d19516eb2e1dd5d4ccd751a0d6f35f35e08022</meta:generator>
    <meta:document-statistic meta:table-count="0" meta:image-count="0" meta:object-count="0" meta:page-count="3" meta:paragraph-count="94" meta:word-count="492" meta:character-count="2702" meta:non-whitespace-character-count="2364"/>
    <meta:user-defined meta:name="AppVersion">14.0000</meta:user-defined>
    <meta:template xlink:type="simple" xlink:actuate="onRequest" xlink:title="Normal.dotm" xlink:href=""/>
  </office:meta>
</office:document-meta>
</file>